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.13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9.70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3.592cm"/>
      <style:paragraph-properties style:writing-mode="lr-tb"/>
    </style:style>
    <style:style style:name="gr4" style:family="graphic" style:parent-style-name="standard">
      <style:graphic-properties draw:stroke="none" draw:fill="none" fo:min-height="2.13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9.358cm"/>
      <style:paragraph-properties style:writing-mode="lr-tb"/>
    </style:style>
    <style:style style:name="gr6" style:family="graphic" style:parent-style-name="standard">
      <style:graphic-properties draw:stroke="none" draw:fill="none" fo:min-height="4.26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406cm" svg:height="2.384cm" svg:x="0.75cm" svg:y="18.998cm">
          <draw:text-box>
            <text:p>Linux pi4-40 5.15.84-v8+ #1613 SMP </text:p>
            <text:p>PREEMPT Thu Jan 5 12:03:08 </text:p>
            <text:p>GMT 2023 aarch64 GNU/Linux</text:p>
          </draw:text-box>
        </draw:frame>
        <draw:frame draw:style-name="gr2" draw:text-style-name="P2" draw:layer="layout" svg:width="10.209cm" svg:height="5.228cm" svg:x="1.635cm" svg:y="21.915cm">
          <draw:text-box>
            <text:p>eth0 162.197.186..xx</text:p>
            <text:p>eth1 192.168.8.xx</text:p>
            <text:p>wlan0 192.168.18.xx Pico_W-Net1</text:p>
            <text:p><text:tab/>mosquitto</text:p>
            <text:p><text:tab/>dnsmaq</text:p>
            <text:p><text:tab/>hostapd</text:p>
            <text:p><text:tab/>pico-sdk</text:p>
          </draw:text-box>
        </draw:frame>
        <draw:frame draw:style-name="gr3" draw:text-style-name="P2" draw:layer="layout" svg:width="4.092cm" svg:height="4.517cm" svg:x="12.43cm" svg:y="22.642cm">
          <draw:text-box>
            <text:p>Pico_w-Net1</text:p>
            <text:p>remote1</text:p>
            <text:p><text:tab/>.</text:p>
            <text:p><text:tab/>.</text:p>
            <text:p><text:tab/>.</text:p>
            <text:p>remote6</text:p>
          </draw:text-box>
        </draw:frame>
        <draw:frame draw:style-name="gr4" draw:text-style-name="P1" draw:layer="layout" svg:width="11.145cm" svg:height="2.385cm" svg:x="1.081cm" svg:y="10.343cm">
          <draw:text-box>
            <text:p>Linux pi4-50 5.15.84-v8+ #1613 SMP </text:p>
            <text:p>PREEMPT Thu Jan 5 12:03:08 </text:p>
            <text:p>GMT 2023 aarch64 GNU/Linux</text:p>
          </draw:text-box>
        </draw:frame>
        <draw:frame draw:style-name="gr5" draw:text-style-name="P2" draw:layer="layout" svg:width="9.858cm" svg:height="5.228cm" svg:x="2.436cm" svg:y="13.115cm">
          <draw:text-box>
            <text:p>eth0 192.168.1.xx</text:p>
            <text:p>eth1 192.168.7.xx</text:p>
            <text:p>wlan0 192.168.17.xx Pico_W-Net</text:p>
            <text:p><text:tab/>mosquitto</text:p>
            <text:p><text:tab/>dnsmaq</text:p>
            <text:p><text:tab/>hostapd</text:p>
            <text:p><text:tab/>pico-sdk</text:p>
          </draw:text-box>
        </draw:frame>
        <draw:frame draw:style-name="gr6" draw:text-style-name="P1" draw:layer="layout" svg:width="4.092cm" svg:height="4.518cm" svg:x="12.907cm" svg:y="12.876cm">
          <draw:text-box>
            <text:p>Pico_w-Net</text:p>
            <text:p>remote1</text:p>
            <text:p>.</text:p>
            <text:p>.</text:p>
            <text:p>.</text:p>
            <text:p>remote6</text:p>
          </draw:text-box>
        </draw:frame>
        <draw:frame draw:style-name="gr7" draw:text-style-name="P3" draw:layer="layout" svg:width="13.397cm" svg:height="1.673cm" svg:x="3.185cm" svg:y="7.35cm">
          <draw:text-box>
            <text:p>Internet ATT-BGW320-500 </text:p>
            <text:p>2 routers with ssid Pico_w-Net &amp; Pico_w-Net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3T09:08:11.273708672</meta:creation-date>
    <dc:date>2023-01-23T11:19:45.177826205</dc:date>
    <meta:editing-duration>PT56M50S</meta:editing-duration>
    <meta:editing-cycles>5</meta:editing-cycles>
    <meta:generator>LibreOffice/7.0.4.2$Linux_AARCH64 LibreOffice_project/00$Build-2</meta:generator>
    <meta:document-statistic meta:object-count="7"/>
  </office:meta>
</office:document-meta>
</file>